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text-properties style:font-name="Arial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Name: </text:span>Jiaming Dong</text:p>
      <text:p text:style-name="P1"/>
      <text:p text:style-name="P1"><text:span text:style-name="T1">Classes contributed to: </text:span><text:s/>AIHard</text:p>
      <text:p text:style-name="P1"/>
      <text:p text:style-name="P1"><text:span text:style-name="T1">Subsystems contributed to: </text:span>Player</text:p>
      <text:p text:style-name="P1"/>
      <text:p text:style-name="P1">Jiaming Dong implemented AIHard class, and he follow and give ideas when other team members are working.</text:p>
      <text:p text:style-name="P1"/>
      <text:p text:style-name="P1"><text:span text:style-name="T1">Manager role: </text:span>Design Manager</text:p>
      <text:p text:style-name="P1"/>
      <text:p text:style-name="P1"><text:span text:style-name="T1">Manager report:</text:span></text:p>
      <text:p text:style-name="P1"><text:span text:style-name="T1">•Do all team members understand how to use design methods?</text:span></text:p>
      <text:p text:style-name="P1">We got a good understanding of using design methods and use them when designing.</text:p>
      <text:p text:style-name="P1"/>
      <text:p text:style-name="P1"><text:span text:style-name="T1">•Is the team's design work of high quality?</text:span></text:p>
      <text:p text:style-name="P1">We did some improvements to the project we received to make them easier to be used.</text:p>
      <text:p text:style-name="P1"/>
      <text:p text:style-name="P1"><text:span text:style-name="T1">•Does software design consider future product evolution?</text:span></text:p>
      <text:p text:style-name="P1">We try to make our design as simple to be understood, and our code more re-usable which could let the program easier to be evaluated in the future.</text:p>
      <text:p text:style-name="P1"/>
      <text:p text:style-name="P1"><text:span text:style-name="T1">•Is each team member contributing to design?</text:span></text:p>
      <text:p text:style-name="P1">Every team member has re-designed the class relate to their work. </text:p>
      <text:p text:style-name="P1"/>
      <text:p text:style-name="P1">“Jiaming Dong contributed to the AIHard class. This class could let the program able to make a move with logic. As the design manager, although we are completing a project from some another group, he still tried to improve the designing of it.”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19</meta:generator>
  </office:meta>
</office:document-meta>
</file>